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00"/>
      <style:text-properties style:font-name="Arial2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3" table:style-name="ce4" office:value-type="string">
            <text:p>√ </text:p>
          </table:table-cell>
          <table:table-cell table:number-columns-repeated="2" office:value-type="string">
            <text:p>U</text:p>
          </table:table-cell>
          <table:table-cell table:style-name="ce8" office:value-type="string">
            <text:p>X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-03-2008</text:date>, <text:time>13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s Schreuder</meta:initial-creator>
    <meta:creation-date>2008-03-03T09:00:22</meta:creation-date>
    <dc:creator>Frans Schreuder</dc:creator>
    <dc:date>2008-03-05T13:57:57</dc:date>
    <dc:language>en-US</dc:language>
    <meta:editing-cycles>4</meta:editing-cycles>
    <meta:editing-duration>PT40M40S</meta:editing-duration>
    <meta:user-defined meta:name="Info 1"/>
    <meta:user-defined meta:name="Info 2"/>
    <meta:user-defined meta:name="Info 3"/>
    <meta:user-defined meta:name="Info 4"/>
    <meta:document-statistic meta:table-count="3" meta:cell-count="595"/>
  </office:meta>
</office:document-meta>
</file>